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1bf74" officeooo:paragraph-rsid="001a2c84"/>
    </style:style>
    <style:style style:name="P2" style:family="paragraph" style:parent-style-name="Standard">
      <style:text-properties officeooo:rsid="0031bf74" officeooo:paragraph-rsid="001a2c84"/>
    </style:style>
    <style:style style:name="T1" style:family="text">
      <style:text-properties officeooo:rsid="00363f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49c43fbaea931ebda3a1b8e1e8eecf728974b381f8dea063d2c8f1d237674ee</text:p>
      <text:p text:style-name="P1"/>
      <text:p text:style-name="P1"/>
      <text:p text:style-name="P1">149c43fbaea931ebda3a1b8e1e8eecf728974b381f8dea063d2c8f1d237674ee <text:span text:style-name="T1">All Spor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1:06:36.045266934</meta:creation-date>
    <dc:date>2023-04-25T08:57:28.927161352</dc:date>
    <meta:editing-duration>PT42M2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138" meta:non-whitespace-character-count="136"/>
  </office:meta>
</office:document-meta>
</file>